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cm" draw:fill="solid" draw:fill-color="#007fff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draw:fill="solid" draw:fill-color="#00bfff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fill="solid" draw:fill-color="#00ffff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draw:fill="solid" draw:fill-color="#ffd320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dash" draw:stroke-dash="Fine_20_Dash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fill="solid" draw:fill-color="#c5000b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width="0.1cm" draw:fill="none" draw:fill-color="#007fff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cm" draw:fill="none" draw:fill-color="#00bfff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color="#ffffff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.35cm" svg:height="7.05cm" svg:x="4.55cm" svg:y="9.375cm">
          <text:p text:style-name="P1">network communication</text:p>
        </draw:rect>
        <draw:rect draw:style-name="gr2" draw:text-style-name="P2" draw:layer="layout" svg:width="10.25cm" svg:height="3.525cm" svg:x="4.6cm" svg:y="12.875cm">
          <text:p text:style-name="P2"><text:span text:style-name="T1">state copy</text:span></text:p>
        </draw:rect>
        <draw:rect draw:style-name="gr3" draw:text-style-name="P2" draw:layer="layout" svg:width="10.1cm" svg:height="3.525cm" svg:x="14.75cm" svg:y="12.825cm">
          <text:p text:style-name="P2"><text:span text:style-name="T1">internal state</text:span></text:p>
        </draw:rect>
        <draw:rect draw:style-name="gr4" draw:text-style-name="P2" draw:layer="layout" svg:width="10.15cm" svg:height="3.525cm" svg:x="14.75cm" svg:y="16.425cm">
          <text:p text:style-name="P2"><text:span text:style-name="T1">network communication</text:span></text:p>
        </draw:rect>
        <draw:line draw:style-name="gr5" draw:text-style-name="P1" draw:layer="layout" svg:x1="14.75cm" svg:y1="16.463cm" svg:x2="14.75cm" svg:y2="12.9cm">
          <text:p/>
        </draw:line>
        <draw:rect draw:style-name="gr6" draw:text-style-name="P2" draw:layer="layout" svg:width="20.25cm" svg:height="3.488cm" svg:x="4.6cm" svg:y="9.412cm">
          <text:p text:style-name="P2"><text:span text:style-name="T1">sensors (states)</text:span></text:p>
        </draw:rect>
        <draw:line draw:style-name="gr7" draw:text-style-name="P1" draw:layer="layout" svg:x1="14.75cm" svg:y1="12.938cm" svg:x2="14.75cm" svg:y2="9.15cm">
          <text:p/>
        </draw:line>
        <draw:rect draw:style-name="gr8" draw:text-style-name="P3" draw:layer="layout" svg:width="10.15cm" svg:height="3.525cm" svg:x="4.55cm" svg:y="5.85cm">
          <text:p text:style-name="P3"><text:span text:style-name="T2">User / Agent</text:span></text:p>
        </draw:rect>
        <draw:line draw:style-name="gr7" draw:text-style-name="P1" draw:layer="layout" svg:x1="4.55cm" svg:y1="12.938cm" svg:x2="24.95cm" svg:y2="12.938cm">
          <text:p/>
        </draw:line>
        <draw:custom-shape draw:style-name="gr9" draw:text-style-name="P1" draw:layer="layout" svg:width="3.55cm" svg:height="0.6cm" svg:x="12.9cm" svg:y="13.6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3.55cm" svg:height="0.6cm" svg:x="12.9cm" svg:y="15.075cm">
          <text:p/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75cm" svg:height="5.438cm" svg:x="6.75cm" svg:y="8.3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0.75cm" svg:height="5.438cm" svg:x="11.55cm" svg:y="8.362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0.75cm" svg:height="1.988cm" svg:x="7.55cm" svg:y="8.3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0.75cm" svg:height="1.988cm" svg:x="10.75cm" svg:y="8.362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0.75cm" svg:height="5.438cm" svg:x="16.9cm" svg:y="12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0.75cm" svg:height="5.438cm" svg:x="21.8cm" svg:y="12cm">
          <text:p/>
          <draw:enhanced-geometry svg:viewBox="0 0 21600 21600" draw:text-areas="?f0 ?f7 ?f2 21600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0.75cm" svg:height="1.988cm" svg:x="17.8cm" svg:y="15.45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0.75cm" svg:height="1.988cm" svg:x="21cm" svg:y="15.45cm">
          <text:p/>
          <draw:enhanced-geometry svg:viewBox="0 0 21600 21600" draw:text-areas="?f0 ?f7 ?f2 21600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7" draw:text-style-name="P1" draw:layer="layout" svg:x1="14.75cm" svg:y1="5.938cm" svg:x2="14.75cm" svg:y2="2.15cm">
          <text:p/>
        </draw:line>
        <draw:line draw:style-name="gr5" draw:text-style-name="P1" draw:layer="layout" svg:x1="14.75cm" svg:y1="9.464cm" svg:x2="14.75cm" svg:y2="5.901cm">
          <text:p/>
        </draw:line>
        <draw:rect draw:style-name="gr11" draw:text-style-name="P2" draw:layer="layout" svg:width="10.25cm" svg:height="3.525cm" svg:x="4.6cm" svg:y="2.076cm">
          <text:p text:style-name="P2"><text:span text:style-name="T1">process (main thread)</text:span></text:p>
        </draw:rect>
        <draw:rect draw:style-name="gr12" draw:text-style-name="P2" draw:layer="layout" svg:width="10.1cm" svg:height="3.525cm" svg:x="14.75cm" svg:y="2.026cm">
          <text:p text:style-name="P2"><text:span text:style-name="T1">network thread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Florian Hisch</meta:initial-creator>
    <meta:creation-date>2014-02-03T00:34:41.43</meta:creation-date>
    <dc:date>2014-03-23T17:05:48.52</dc:date>
    <dc:creator>Florian Hisch</dc:creator>
    <meta:editing-duration>PT45M50S</meta:editing-duration>
    <meta:editing-cycles>8</meta:editing-cycles>
    <meta:generator>OpenOffice.org/3.3$Win32 OpenOffice.org_project/330m20$Build-9567</meta:generator>
    <meta:document-statistic meta:object-count="23"/>
  </office:meta>
</office:document-meta>
</file>